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0800000008913C8356.png"/>
  <manifest:file-entry manifest:media-type="image/png" manifest:full-path="Pictures/100000000000032000000258386DF58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fill-color="#ffffff" draw:auto-grow-height="true" fo:min-height="3.51cm"/>
    </style:style>
    <style:style style:name="pr2" style:family="presentation" style:parent-style-name="lyt-bluegrey-title">
      <style:graphic-properties draw:fill-color="#ffffff" draw:auto-grow-height="true" fo:min-height="1.449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prs-fedora-title">
      <style:graphic-properties draw:fill-color="#ffffff" draw:auto-grow-height="true" fo:min-height="3.508cm"/>
    </style:style>
    <style:style style:name="pr5" style:family="presentation" style:parent-style-name="prs-fedora-outline1">
      <style:graphic-properties draw:fill-color="#ffffff" draw:auto-grow-height="true" fo:min-height="13.234cm"/>
    </style:style>
    <style:style style:name="pr6" style:family="presentation" style:parent-style-name="prs-fedora-notes">
      <style:graphic-properties draw:fill-color="#ffffff" draw:auto-grow-height="true" fo:min-height="10.629cm"/>
    </style:style>
    <style:style style:name="pr7" style:family="presentation" style:parent-style-name="prs-fedora-title">
      <style:graphic-properties draw:auto-grow-height="true" fo:min-height="3.508cm"/>
    </style:style>
    <style:style style:name="pr8" style:family="presentation" style:parent-style-name="prs-fedora-outline1">
      <style:graphic-properties fo:min-height="13.234cm"/>
    </style:style>
    <style:style style:name="pr9" style:family="presentation" style:parent-style-name="prs-fedora-outline1">
      <style:graphic-properties draw:auto-grow-height="true" fo:min-height="13.234cm"/>
    </style:style>
    <style:style style:name="pr10" style:family="presentation" style:parent-style-name="prs-fedora-subtitle">
      <style:graphic-properties draw:fill-color="#ffffff" fo:min-height="13.234cm"/>
    </style:style>
    <style:style style:name="pr11" style:family="presentation" style:parent-style-name="prs-fedora-subtitle">
      <style:graphic-properties draw:fill-color="#ffffff" fo:min-height="13.864cm"/>
    </style:style>
    <style:style style:name="pr12" style:family="presentation" style:parent-style-name="prs-fedora-title">
      <style:graphic-properties fo:min-height="3.508cm"/>
    </style:style>
    <style:style style:name="pr13" style:family="presentation" style:parent-style-name="prs-fedora-notes">
      <style:graphic-properties draw:fill-color="#ffffff" fo:min-height="10.629cm"/>
    </style:style>
    <style:style style:name="pr14" style:family="presentation" style:parent-style-name="prs-fedora-subtitle">
      <style:graphic-properties draw:fill-color="#ffffff" draw:auto-grow-height="true" fo:min-height="13.2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text-properties fo:font-size="20pt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'DejaVu Sans Mono'" style:font-family-generic="swiss" style:font-pitch="fixed" fo:font-size="22pt" style:font-size-asian="22pt" style:font-size-complex="22pt"/>
    </style:style>
    <style:style style:name="P12" style:family="paragraph">
      <style:paragraph-properties fo:text-align="start"/>
      <style:text-properties fo:font-family="'DejaVu Sans Mono'" style:font-family-generic="swiss" style:font-pitch="fixed" fo:font-size="16pt" style:font-size-asian="16pt" style:font-size-complex="16pt"/>
    </style:style>
    <style:style style:name="P13" style:family="paragraph">
      <style:text-properties fo:font-size="28pt" style:font-size-asian="28pt" style:font-size-complex="28pt"/>
    </style:style>
    <style:style style:name="T1" style:family="text">
      <style:text-properties fo:color="#ffffff" fo:font-family="'Nimbus Sans L'" style:font-pitch="variable" fo:font-size="66pt" fo:font-weight="bold"/>
    </style:style>
    <style:style style:name="T2" style:family="text">
      <style:text-properties fo:color="#ffffff" fo:font-family="'Myriad Web'" style:font-pitch="variable" fo:font-size="36pt" fo:font-weight="normal"/>
    </style:style>
    <style:style style:name="T3" style:family="text">
      <style:text-properties fo:font-family="'DejaVu Sans Mono'" style:font-family-generic="swiss" style:font-pitch="fixed"/>
    </style:style>
    <style:style style:name="T4" style:family="text">
      <style:text-properties fo:font-family="'DejaVu Sans Mono'" style:font-family-generic="swiss" style:font-pitch="fixed" fo:font-size="24pt"/>
    </style:style>
    <style:style style:name="T5" style:family="text">
      <style:text-properties fo:font-family="'DejaVu Sans Mono'" style:font-family-generic="swiss" style:font-pitch="fixed" fo:font-size="24pt" style:font-size-asian="32pt" style:font-size-complex="32pt"/>
    </style:style>
    <style:style style:name="T6" style:family="text">
      <style:text-properties fo:font-family="'Nimbus Roman No9 L'" style:font-family-generic="roman" style:font-pitch="variable" fo:font-size="32pt" style:font-size-asian="32pt" style:font-size-complex="32pt"/>
    </style:style>
    <style:style style:name="T7" style:family="text">
      <style:text-properties fo:font-family="'Nimbus Roman No9 L'" style:font-style-name="Regular" style:font-family-generic="roman" style:font-pitch="variable" fo:font-size="32pt" style:font-size-asian="32pt" style:font-size-complex="32pt"/>
    </style:style>
    <style:style style:name="T8" style:family="text">
      <style:text-properties fo:font-family="'DejaVu Sans Mono'" style:font-family-generic="swiss" style:font-pitch="fixed" fo:font-size="24pt" style:font-size-asian="22pt" style:font-size-complex="22pt"/>
    </style:style>
    <style:style style:name="T9" style:family="text">
      <style:text-properties fo:font-family="'DejaVu Sans Mono'" style:font-family-generic="swiss" style:font-pitch="fixed" fo:font-size="22pt" style:font-size-asian="22pt" style:font-size-complex="22pt"/>
    </style:style>
    <style:style style:name="T10" style:family="text">
      <style:text-properties fo:font-family="'DejaVu Sans Mono'" style:font-family-generic="swiss" style:font-pitch="fixed" fo:font-size="16pt" style:font-size-asian="16pt" style:font-size-complex="1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2" draw:layer="layout" svg:width="24.511cm" svg:height="5.995cm" svg:x="0cm" svg:y="5.342cm" presentation:class="title" presentation:user-transformed="true">
          <draw:text-box>
            <text:p text:style-name="P1"><text:span text:style-name="T1">The PostgreSQL Query Planner</text:span></text:p>
          </draw:text-box>
        </draw:frame>
        <draw:frame presentation:style-name="pr2" draw:text-style-name="P4" draw:layer="layout" svg:width="15.981cm" svg:height="2.957cm" svg:x="5.83cm" svg:y="11.38cm" presentation:class="title" presentation:user-transformed="true">
          <draw:text-box>
            <text:p text:style-name="P3"><text:span text:style-name="T2">Robert Haas</text:span><text:span text:style-name="T2"><text:line-break/></text:span><text:span text:style-name="T2">PostgreSQL East 2010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4.725cm" svg:x="2.056cm" svg:y="1.134cm" presentation:class="title">
          <draw:text-box>
            <text:p text:style-name="P1">Why Does My Query Need a Plan?</text:p>
          </draw:text-box>
        </draw:frame>
        <draw:frame presentation:style-name="pr5" draw:text-style-name="P6" draw:layer="layout" svg:width="23.902cm" svg:height="14.813cm" svg:x="2.056cm" svg:y="5.839cm" presentation:class="outline" presentation:user-transformed="true">
          <draw:text-box>
            <text:list text:style-name="L2">
              <text:list-item>
                <text:p>SQL is a declarative language.</text:p>
                <text:p/>
              </text:list-item>
              <text:list-item>
                <text:p>In other words, a SQL query is not a program.<text:line-break/></text:p>
              </text:list-item>
              <text:list-item>
                <text:p>No control flow statements (e.g. for, while) and no way to control order of operations.</text:p>
                <text:p/>
              </text:list-item>
              <text:list-item>
                <text:p>SQL describes results, not process.<text:line-break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4.725cm" svg:x="2.056cm" svg:y="1.134cm" presentation:class="title" presentation:user-transformed="true">
          <draw:text-box>
            <text:p text:style-name="P1">Why Didn't The Planner Do It My Way?</text:p>
          </draw:text-box>
        </draw:frame>
        <draw:frame presentation:style-name="pr5" draw:text-style-name="P6" draw:layer="layout" svg:width="23.902cm" svg:height="13.234cm" svg:x="2.056cm" svg:y="5.83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aybe your way is actually slower, or</text:p>
              </text:list-item>
              <text:list-item>
                <text:p>Maybe you gave the planner bad information, or</text:p>
              </text:list-item>
              <text:list-item>
                <text:p>Maybe the query planner really did goof.</text:p>
                <text:p/>
              </text:list-item>
              <text:list-item>
                <text:p>Related question:</text:p>
                <text:list>
                  <text:list-item>
                    <text:p>How do I force the planner to use my index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Query Planning</text:p>
          </draw:text-box>
        </draw:frame>
        <draw:frame presentation:style-name="pr5" draw:text-style-name="P6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Make queries run fast.</text:p>
                <text:list>
                  <text:list-item>
                    <text:p>Minimize disk I/O.</text:p>
                  </text:list-item>
                  <text:list-item>
                    <text:p>Prefer sequential I/O to random I/O.</text:p>
                  </text:list-item>
                  <text:list-item>
                    <text:p>Minimize CPU processing.<text:line-break/></text:p>
                  </text:list-item>
                </text:list>
              </text:list-item>
              <text:list-item>
                <text:p>Don't use too much memory in the process.<text:line-break/></text:p>
              </text:list-item>
              <text:list-item>
                <text:p>Deliver correct results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Query Planner Decisions</text:p>
          </draw:text-box>
        </draw:frame>
        <draw:frame presentation:style-name="pr5" draw:text-style-name="P6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Access strategy for each table.</text:p>
                <text:list>
                  <text:list-item>
                    <text:p>Sequential Scan, Index Scan, Bitmap Index Scan.</text:p>
                  </text:list-item>
                </text:list>
              </text:list-item>
              <text:list-item>
                <text:p>Join strategy.</text:p>
                <text:list>
                  <text:list-item>
                    <text:p>Join order.</text:p>
                  </text:list-item>
                  <text:list-item>
                    <text:p>Join strategy: nested loop, merge join, hash join.</text:p>
                  </text:list-item>
                  <text:list-item>
                    <text:p>Inner vs. outer.</text:p>
                  </text:list-item>
                </text:list>
              </text:list-item>
              <text:list-item>
                <text:p>Aggregation strategy.</text:p>
                <text:list>
                  <text:list-item>
                    <text:p>Plain, sorted, hash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Table Access Strategies</text:p>
          </draw:text-box>
        </draw:frame>
        <draw:frame presentation:style-name="pr5" draw:text-style-name="P6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Sequential Scan (Seq Scan)</text:p>
                <text:list>
                  <text:list-item>
                    <text:p>Read every row in the table.</text:p>
                  </text:list-item>
                </text:list>
              </text:list-item>
              <text:list-item>
                <text:p>Index Scan or Bitmap Index Scan</text:p>
                <text:list>
                  <text:list-item>
                    <text:p>Read only part of the table by using the index to skip uninteresting parts.</text:p>
                  </text:list-item>
                  <text:list-item>
                    <text:p>Index scan reads index and table in alternation.</text:p>
                  </text:list-item>
                  <text:list-item>
                    <text:p>Bitmap index scan reads index first, populating bitmap, and then reads table in sequential ord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Sequential Scan</text:p>
          </draw:text-box>
        </draw:frame>
        <draw:frame presentation:style-name="pr5" draw:text-style-name="P6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Always works – no need to create indices in advance.</text:p>
              </text:list-item>
              <text:list-item>
                <text:p>Doesn't require reading the index, which has both I/O and CPU cost.</text:p>
              </text:list-item>
              <text:list-item>
                <text:p>Best way to access very small tables.</text:p>
              </text:list-item>
              <text:list-item>
                <text:p>Usually the best way to access all or nearly the rows in a table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Index Scan</text:p>
          </draw:text-box>
        </draw:frame>
        <draw:frame presentation:style-name="pr5" draw:text-style-name="P6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Potentially huge performance gain when reading only a small fraction of rows in a large table.</text:p>
              </text:list-item>
              <text:list-item>
                <text:p>Only table access method that can return rows in sorted order – very useful in combination with LIMIT.</text:p>
              </text:list-item>
              <text:list-item>
                <text:p>Random I/O against base table!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6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prs-fedora" presentation:presentation-page-layout-name="AL2T1">
        <office:forms form:automatic-focus="false" form:apply-design-mode="false"/>
        <draw:frame presentation:style-name="pr7" draw:layer="layout" svg:width="23.902cm" svg:height="3.508cm" svg:x="2.056cm" svg:y="1.743cm" presentation:class="title">
          <draw:text-box>
            <text:p>Bitmap Index Scan</text:p>
          </draw:text-box>
        </draw:frame>
        <draw:frame presentation:style-name="pr8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Scans all index rows before examining base table, populating a TID bitmap.</text:p>
              </text:list-item>
              <text:list-item>
                <text:p>Table I/O is sequential, with skips; results in physical order.</text:p>
              </text:list-item>
              <text:list-item>
                <text:p>Can efficiently combine data multiple indices – TID bitmap can handle boolean AND and OR operations.</text:p>
              </text:list-item>
              <text:list-item>
                <text:p>Handles LIMIT poorly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prs-fedora" presentation:presentation-page-layout-name="AL2T1">
        <office:forms form:automatic-focus="false" form:apply-design-mode="false"/>
        <draw:frame presentation:style-name="pr7" draw:layer="layout" svg:width="23.902cm" svg:height="3.508cm" svg:x="2.056cm" svg:y="1.743cm" presentation:class="title">
          <draw:text-box>
            <text:p>Join Planning</text:p>
          </draw:text-box>
        </draw:frame>
        <draw:frame presentation:style-name="pr8" draw:layer="layout" svg:width="23.902cm" svg:height="13.813cm" svg:x="2.056cm" svg:y="5.839cm" presentation:class="outline" presentation:user-transformed="true">
          <draw:text-box>
            <text:list text:style-name="L2">
              <text:list-item>
                <text:p>Fixing the join order and join strategy is the “hard part” of query planning.</text:p>
              </text:list-item>
              <text:list-item>
                <text:p># of possibilities grows exponentially with number of tables.</text:p>
              </text:list-item>
              <text:list-item>
                <text:p>When search space is small, planner does a nearly exhaustive search.</text:p>
              </text:list-item>
              <text:list-item>
                <text:p>When search space is too large, planner uses heuristics or GEQO to limit planning time and memory usage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prs-fedora" presentation:presentation-page-layout-name="AL2T1">
        <office:forms form:automatic-focus="false" form:apply-design-mode="false"/>
        <draw:frame presentation:style-name="pr7" draw:layer="layout" svg:width="23.902cm" svg:height="3.508cm" svg:x="2.056cm" svg:y="1.743cm" presentation:class="title">
          <draw:text-box>
            <text:p>Join Strategies</text:p>
          </draw:text-box>
        </draw:frame>
        <draw:frame presentation:style-name="pr9" draw:layer="layout" svg:width="23.902cm" svg:height="13.234cm" svg:x="2.056cm" svg:y="5.839cm" presentation:class="outline">
          <draw:text-box>
            <text:list text:style-name="L2">
              <text:list-item>
                <text:p>Nested loop.</text:p>
              </text:list-item>
              <text:list-item>
                <text:p>Nested loop with inner index-scan.</text:p>
              </text:list-item>
              <text:list-item>
                <text:p>Merge join.</text:p>
              </text:list-item>
              <text:list-item>
                <text:p>Hash join.</text:p>
                <text:p/>
                <text:p>Each join strategy takes an “outer” relation and an “inner” relation and produces a result relation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prs-fedora" presentation:presentation-page-layout-name="AL2T1">
        <office:forms form:automatic-focus="false" form:apply-design-mode="false"/>
        <draw:frame presentation:style-name="pr7" draw:layer="layout" svg:width="23.902cm" svg:height="3.508cm" svg:x="2.056cm" svg:y="1.743cm" presentation:class="title">
          <draw:text-box>
            <text:p>Nested Loop Pseudocode</text:p>
          </draw:text-box>
        </draw:frame>
        <draw:frame presentation:style-name="pr8" draw:layer="layout" svg:width="23.902cm" svg:height="14.426cm" svg:x="2.056cm" svg:y="5.839cm" presentation:class="outline" presentation:user-transformed="true">
          <draw:text-box>
            <text:list text:style-name="L2">
              <text:list-header>
                <text:p><text:span text:style-name="T3">for (each outer tuple)</text:span><text:span text:style-name="T3"><text:line-break/></text:span><text:span text:style-name="T3"><text:tab/></text:span><text:span text:style-name="T3">for (each inner tuple)</text:span><text:span text:style-name="T3"><text:line-break/></text:span><text:span text:style-name="T3"><text:tab/></text:span><text:span text:style-name="T3"><text:tab/></text:span><text:span text:style-name="T3">if (join condition is met)</text:span><text:span text:style-name="T3"><text:line-break/></text:span><text:span text:style-name="T3"><text:tab/></text:span><text:span text:style-name="T3"><text:tab/></text:span><text:span text:style-name="T3"><text:tab/></text:span><text:span text:style-name="T3">emit result row;</text:span><text:span text:style-name="T3"><text:line-break/></text:span><text:span text:style-name="T3"/></text:p>
              </text:list-header>
              <text:list-item>
                <text:p>Outer or inner loop could be scanning output of some other join, or a base table. <text:s/>Base table scan could be using an index.</text:p>
              </text:list-item>
              <text:list-item>
                <text:p>Cost is roughly proportional to product of table sizes – bad if BOTH are large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6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prs-fedora" presentation:presentation-page-layout-name="AL1T0">
        <office:forms form:automatic-focus="false" form:apply-design-mode="false"/>
        <draw:frame presentation:style-name="pr7" draw:layer="layout" svg:width="23.902cm" svg:height="3.508cm" svg:x="2.056cm" svg:y="1.743cm" presentation:class="title">
          <draw:text-box>
            <text:p>Nested Loop Example #1</text:p>
          </draw:text-box>
        </draw:frame>
        <draw:frame presentation:style-name="pr10" draw:layer="layout" svg:width="23.902cm" svg:height="13.234cm" svg:x="2.056cm" svg:y="5.839cm" presentation:class="subtitle" presentation:user-transformed="true">
          <draw:text-box>
            <text:p text:style-name="P9"><text:span text:style-name="T4">SELECT * FROM foo, bar WHERE foo.x = bar.x</text:span><text:span text:style-name="T4"><text:line-break/></text:span><text:span text:style-name="T4"> </text:span></text:p>
            <text:p text:style-name="P9"><text:span text:style-name="T5"><text:s/></text:span><text:span text:style-name="T5">Nested Loop</text:span></text:p>
            <text:p text:style-name="P9"><text:span text:style-name="T5"><text:s text:c="3"/></text:span><text:span text:style-name="T5">Join Filter: (foo.x = bar.x)</text:span></text:p>
            <text:p text:style-name="P9"><text:span text:style-name="T5"><text:s text:c="3"/></text:span><text:span text:style-name="T5">-&gt; <text:s/>Seq Scan on bar</text:span></text:p>
            <text:p text:style-name="P9"><text:span text:style-name="T5"><text:s text:c="3"/></text:span><text:span text:style-name="T5">-&gt; <text:s/>Materialize</text:span></text:p>
            <text:p text:style-name="P9"><text:span text:style-name="T5"><text:s text:c="9"/></text:span><text:span text:style-name="T5">-&gt; <text:s/>Seq Scan on foo</text:span></text:p>
            <text:p text:style-name="P9"><text:span text:style-name="T5"/></text:p>
            <text:p text:style-name="P9"><text:span text:style-name="T6">This might be very slow!</text:span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6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prs-fedora" presentation:presentation-page-layout-name="AL1T0">
        <office:forms form:automatic-focus="false" form:apply-design-mode="false"/>
        <draw:frame presentation:style-name="pr7" draw:layer="layout" svg:width="23.902cm" svg:height="3.508cm" svg:x="2.056cm" svg:y="1.743cm" presentation:class="title">
          <draw:text-box>
            <text:p>Nested Loop Example #2</text:p>
          </draw:text-box>
        </draw:frame>
        <draw:frame presentation:style-name="pr10" draw:layer="layout" svg:width="23.902cm" svg:height="13.234cm" svg:x="2.056cm" svg:y="5.839cm" presentation:class="subtitle" presentation:user-transformed="true">
          <draw:text-box>
            <text:p text:style-name="P9"><text:span text:style-name="T4">SELECT * FROM foo, bar WHERE foo.x = bar.x</text:span><text:span text:style-name="T4"><text:line-break/></text:span><text:span text:style-name="T4"> </text:span></text:p>
            <text:p text:style-name="P9"><text:span text:style-name="T5">Nested Loop</text:span></text:p>
            <text:p text:style-name="P9"><text:span text:style-name="T5"><text:s text:c="3"/></text:span><text:span text:style-name="T5">-&gt; <text:s/>Seq Scan on foo</text:span></text:p>
            <text:p text:style-name="P9"><text:span text:style-name="T5"><text:s text:c="3"/></text:span><text:span text:style-name="T5">-&gt; <text:s/>Index Scan using bar_pkey on bar</text:span></text:p>
            <text:p text:style-name="P9"><text:span text:style-name="T5"><text:s text:c="9"/></text:span><text:span text:style-name="T5">Index Cond: (bar.x = foo.x)</text:span></text:p>
            <text:p text:style-name="P9"><text:span text:style-name="T5"/></text:p>
            <text:p text:style-name="P9"><text:span text:style-name="T7">Nested loop with inner index-scan! <text:s/>Much better... though probably still not the best plan.</text:span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6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prs-fedora" presentation:presentation-page-layout-name="AL2T1">
        <office:forms form:automatic-focus="false" form:apply-design-mode="false"/>
        <draw:frame presentation:style-name="pr7" draw:layer="layout" svg:width="23.902cm" svg:height="3.508cm" svg:x="2.056cm" svg:y="1.743cm" presentation:class="title">
          <draw:text-box>
            <text:p>Merge Join</text:p>
          </draw:text-box>
        </draw:frame>
        <draw:frame presentation:style-name="pr8" draw:layer="layout" svg:width="23.902cm" svg:height="13.639cm" svg:x="2.056cm" svg:y="5.839cm" presentation:class="outline" presentation:user-transformed="true">
          <draw:text-box>
            <text:list text:style-name="L2">
              <text:list-item>
                <text:p>Only handles equality joins – something like a.x = b.x.</text:p>
              </text:list-item>
              <text:list-item>
                <text:p>Put both input relations into sorted order (using sort or index scan) and scan through the two in parallel, matching up equal values.</text:p>
              </text:list-item>
              <text:list-item>
                <text:p>Normally visits each input tuple only once, but may need to “rescan” portions of the inner input if there are duplicate values in the outer input.</text:p>
                <text:list>
                  <text:list-item>
                    <text:p>Take OUTER={1 2 2 3} and INNER={2 2 3 4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6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prs-fedora" presentation:presentation-page-layout-name="AL1T0">
        <office:forms form:automatic-focus="false" form:apply-design-mode="false"/>
        <draw:frame presentation:style-name="pr7" draw:layer="layout" svg:width="23.902cm" svg:height="3.508cm" svg:x="2.056cm" svg:y="1.743cm" presentation:class="title">
          <draw:text-box>
            <text:p>Merge Join Example</text:p>
          </draw:text-box>
        </draw:frame>
        <draw:frame presentation:style-name="pr11" draw:layer="layout" svg:width="25.191cm" svg:height="13.864cm" svg:x="1.399cm" svg:y="4.915cm" presentation:class="subtitle" presentation:user-transformed="true">
          <draw:text-box>
            <text:p text:style-name="P9"><text:span text:style-name="T4">SELECT * FROM foo, bar WHERE foo.x = bar.x</text:span><text:span text:style-name="T4"><text:line-break/></text:span><text:span text:style-name="T4"> </text:span></text:p>
            <text:p text:style-name="P9"><text:span text:style-name="T5"><text:s/></text:span><text:span text:style-name="T5">Merge Join</text:span></text:p>
            <text:p text:style-name="P9"><text:span text:style-name="T5"><text:s text:c="3"/></text:span><text:span text:style-name="T5">Merge Cond: (foo.x = bar.x)</text:span></text:p>
            <text:p text:style-name="P9"><text:span text:style-name="T5"><text:s text:c="3"/></text:span><text:span text:style-name="T5">-&gt; <text:s/>Sort</text:span></text:p>
            <text:p text:style-name="P9"><text:span text:style-name="T5"><text:s text:c="9"/></text:span><text:span text:style-name="T5">Sort Key: foo.x</text:span></text:p>
            <text:p text:style-name="P9"><text:span text:style-name="T5"><text:s text:c="9"/></text:span><text:span text:style-name="T5">-&gt; <text:s/>Seq Scan on foo</text:span></text:p>
            <text:p text:style-name="P9"><text:span text:style-name="T5"><text:s text:c="3"/></text:span><text:span text:style-name="T5">-&gt; <text:s/>Materialize</text:span></text:p>
            <text:p text:style-name="P9"><text:span text:style-name="T5"><text:s text:c="9"/></text:span><text:span text:style-name="T5">-&gt; <text:s/>Sort</text:span></text:p>
            <text:p text:style-name="P9"><text:span text:style-name="T5"><text:s text:c="15"/></text:span><text:span text:style-name="T5">Sort Key: bar.x</text:span></text:p>
            <text:p text:style-name="P9"><text:span text:style-name="T5"><text:s text:c="15"/></text:span><text:span text:style-name="T5">-&gt; <text:s/>Seq Scan on bar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prs-fedora" presentation:presentation-page-layout-name="AL2T1">
        <office:forms form:automatic-focus="false" form:apply-design-mode="false"/>
        <draw:frame presentation:style-name="pr7" draw:layer="layout" svg:width="23.902cm" svg:height="3.508cm" svg:x="2.056cm" svg:y="1.743cm" presentation:class="title">
          <draw:text-box>
            <text:p>Hash Join</text:p>
          </draw:text-box>
        </draw:frame>
        <draw:frame presentation:style-name="pr8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Like merge join, only handles equality joins.</text:p>
              </text:list-item>
              <text:list-item>
                <text:p>Hash each row from the inner relation to create a hash table. <text:s/>Then, hash each row from the outer relation and probe the hash table for matches.</text:p>
              </text:list-item>
              <text:list-item>
                <text:p>Very fast – but requires enough memory to store inner tuples. <text:s/>Can get around this using multiple “batches”.</text:p>
              </text:list-item>
              <text:list-item>
                <text:p>Not guaranteed to retain input ordering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6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prs-fedora" presentation:presentation-page-layout-name="AL1T0">
        <office:forms form:automatic-focus="false" form:apply-design-mode="false"/>
        <draw:frame presentation:style-name="pr7" draw:layer="layout" svg:width="23.902cm" svg:height="3.508cm" svg:x="2.056cm" svg:y="1.743cm" presentation:class="title">
          <draw:text-box>
            <text:p>Hash Join Example</text:p>
          </draw:text-box>
        </draw:frame>
        <draw:frame presentation:style-name="pr11" draw:text-style-name="P11" draw:layer="layout" svg:width="25.191cm" svg:height="13.864cm" svg:x="1.399cm" svg:y="4.911cm" presentation:class="subtitle" presentation:user-transformed="true">
          <draw:text-box>
            <text:p text:style-name="P9"><text:span text:style-name="T8">SELECT * FROM foo, bar WHERE foo.x = bar.x</text:span></text:p>
            <text:p text:style-name="P10"><text:span text:style-name="T9"/></text:p>
            <text:p text:style-name="P10"><text:span text:style-name="T9"><text:s/></text:span><text:span text:style-name="T9">Hash Join</text:span></text:p>
            <text:p text:style-name="P10"><text:span text:style-name="T9"><text:s text:c="3"/></text:span><text:span text:style-name="T9">Hash Cond: (foo.x = bar.x)</text:span></text:p>
            <text:p text:style-name="P10"><text:span text:style-name="T9"><text:s text:c="3"/></text:span><text:span text:style-name="T9">-&gt; <text:s/>Seq Scan on foo</text:span></text:p>
            <text:p text:style-name="P10"><text:span text:style-name="T9"><text:s text:c="3"/></text:span><text:span text:style-name="T9">-&gt; <text:s/>Hash</text:span></text:p>
            <text:p text:style-name="P10"><text:span text:style-name="T9"><text:s text:c="9"/></text:span><text:span text:style-name="T9">-&gt; <text:s/>Seq Scan on bar</text:span></text:p>
            <text:p text:style-name="P10"><text:span text:style-name="T9"/></text:p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6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prs-fedora" presentation:presentation-page-layout-name="AL2T1">
        <office:forms form:automatic-focus="false" form:apply-design-mode="false"/>
        <draw:frame presentation:style-name="pr12" draw:layer="layout" svg:width="23.902cm" svg:height="3.508cm" svg:x="2.056cm" svg:y="1.743cm" presentation:class="title">
          <draw:text-box>
            <text:p>Join Removal</text:p>
          </draw:text-box>
        </draw:frame>
        <draw:frame presentation:style-name="pr8" draw:layer="layout" svg:width="23.902cm" svg:height="13.234cm" svg:x="2.056cm" svg:y="5.839cm" presentation:class="outline">
          <draw:text-box>
            <text:list text:style-name="L2">
              <text:list-item>
                <text:p>Upcoming 9.0 feature.</text:p>
              </text:list-item>
              <text:list-item>
                <text:p>Consider this query:</text:p>
                <text:p>SELECT p.id, p.name FROM projects p<text:line-break/><text:tab/>LEFT JOIN person pm<text:line-break/><text:tab/><text:tab/>ON p.project_manager_id = pm.id;</text:p>
              </text:list-item>
              <text:list-item>
                <text:p>If there is a unique index on person (id), then the join need not be performed at all.</text:p>
              </text:list-item>
              <text:list-item>
                <text:p>Common scenario when using views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13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prs-fedora" presentation:presentation-page-layout-name="AL2T1">
        <office:forms form:automatic-focus="false" form:apply-design-mode="false"/>
        <draw:frame presentation:style-name="pr12" draw:layer="layout" svg:width="23.902cm" svg:height="3.508cm" svg:x="2.056cm" svg:y="1.743cm" presentation:class="title">
          <draw:text-box>
            <text:p>Join Reordering</text:p>
          </draw:text-box>
        </draw:frame>
        <draw:frame presentation:style-name="pr8" draw:layer="layout" svg:width="23.902cm" svg:height="13.313cm" svg:x="2.056cm" svg:y="5.839cm" presentation:class="outline" presentation:user-transformed="true">
          <draw:text-box>
            <text:list text:style-name="L2">
              <text:list-item>
                <text:p>SELECT * FROM foo<text:line-break/><text:tab/>JOIN bar ON foo.x = bar.x<text:line-break/><text:tab/>JOIN baz ON foo.y = baz.y</text:p>
              </text:list-item>
              <text:list-item>
                <text:p>SELECT * FROM foo<text:line-break/><text:tab/>JOIN baz ON foo.y = baz.y<text:line-break/><text:tab/>JOIN bar ON foo.x = bar.x</text:p>
              </text:list-item>
              <text:list-item>
                <text:p>SELECT * FROM foo<text:line-break/><text:tab/>JOIN (bar JOIN baz ON true)<text:line-break/><text:tab/><text:tab/>ON foo.x = bar.x AND foo.y = baz.y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1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prs-fedora" presentation:presentation-page-layout-name="AL1T0">
        <office:forms form:automatic-focus="false" form:apply-design-mode="false"/>
        <draw:frame presentation:style-name="pr7" draw:layer="layout" svg:width="23.902cm" svg:height="3.508cm" svg:x="2.056cm" svg:y="1.743cm" presentation:class="title">
          <draw:text-box>
            <text:p>EXPLAIN Estimates</text:p>
          </draw:text-box>
        </draw:frame>
        <draw:frame presentation:style-name="pr10" draw:text-style-name="P12" draw:layer="layout" svg:width="23.902cm" svg:height="13.234cm" svg:x="2.056cm" svg:y="5.838cm" presentation:class="subtitle" presentation:user-transformed="true">
          <draw:text-box>
            <text:p text:style-name="P10"><text:span text:style-name="T10"><text:s/></text:span><text:span text:style-name="T10">Hash Join <text:s/>(cost=8.28..404.52 rows=9000 width=118)</text:span></text:p>
            <text:p text:style-name="P10"><text:span text:style-name="T10"><text:s text:c="3"/></text:span><text:span text:style-name="T10">Hash Cond: (foo.x = bar.x)</text:span></text:p>
            <text:p text:style-name="P10"><text:span text:style-name="T10"><text:s text:c="3"/></text:span><text:span text:style-name="T10">-&gt; <text:s/>Hash Join <text:s/>(cost=3.02..275.52 rows=9000 width=12)</text:span></text:p>
            <text:p text:style-name="P10"><text:span text:style-name="T10"><text:s text:c="9"/></text:span><text:span text:style-name="T10">Hash Cond: (foo.y = baz.y)</text:span></text:p>
            <text:p text:style-name="P10"><text:span text:style-name="T10"><text:s text:c="9"/></text:span><text:span text:style-name="T10">-&gt; <text:s/>Seq Scan on foo <text:s/>(cost=0.00..145.00 rows=10000 width=8)</text:span></text:p>
            <text:p text:style-name="P10"><text:span text:style-name="T10"><text:s text:c="9"/></text:span><text:span text:style-name="T10">-&gt; <text:s/>Hash <text:s/>(cost=1.90..1.90 rows=90 width=4)</text:span></text:p>
            <text:p text:style-name="P10"><text:span text:style-name="T10"><text:s text:c="15"/></text:span><text:span text:style-name="T10">-&gt; <text:s/>Seq Scan on baz <text:s/>(cost=0.00..1.90 rows=90 width=4)</text:span></text:p>
            <text:p text:style-name="P10"><text:span text:style-name="T10"><text:s text:c="3"/></text:span><text:span text:style-name="T10">-&gt; <text:s/>Hash <text:s/>(cost=4.00..4.00 rows=100 width=106)</text:span></text:p>
            <text:p text:style-name="P10"><text:span text:style-name="T10"><text:s text:c="9"/></text:span><text:span text:style-name="T10">-&gt; <text:s/>Seq Scan on bar <text:s/>(cost=0.00..4.00 rows=100 width=106)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13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prs-fedora" presentation:presentation-page-layout-name="AL1T0">
        <office:forms form:automatic-focus="false" form:apply-design-mode="false"/>
        <draw:frame presentation:style-name="pr12" draw:layer="layout" svg:width="23.902cm" svg:height="3.508cm" svg:x="2.056cm" svg:y="1.743cm" presentation:class="title">
          <draw:text-box>
            <text:p>EXPLAIN ANALYZE</text:p>
          </draw:text-box>
        </draw:frame>
        <draw:frame presentation:style-name="pr10" draw:text-style-name="P12" draw:layer="layout" svg:width="23.902cm" svg:height="13.234cm" svg:x="2.056cm" svg:y="5.839cm" presentation:class="subtitle" presentation:user-transformed="true">
          <draw:text-box>
            <text:p text:style-name="P10"><text:span text:style-name="T10"><text:s/></text:span><text:span text:style-name="T10">Hash Join <text:s/>(cost=8.28..404.52 rows=9000 width=118)</text:span></text:p>
            <text:p text:style-name="P10"><text:span text:style-name="T10"><text:tab/></text:span><text:span text:style-name="T10">(actual time=0.743..51.582 rows=9000 loops=1)</text:span></text:p>
            <text:p text:style-name="P10"><text:span text:style-name="T10"><text:s text:c="3"/></text:span><text:span text:style-name="T10">Hash Cond: (foo.x = bar.x)</text:span></text:p>
            <text:p text:style-name="P10"><text:span text:style-name="T10"><text:s text:c="3"/></text:span><text:span text:style-name="T10">-&gt; <text:s/>Hash Join <text:s/>(cost=3.02..275.52 rows=9000 width=12)</text:span></text:p>
            <text:p text:style-name="P10"><text:span text:style-name="T10"><text:tab/></text:span><text:span text:style-name="T10"><text:tab/></text:span><text:span text:style-name="T10">(actual time=0.368..30.964 rows=9000 loops=1)</text:span></text:p>
            <text:p text:style-name="P10"><text:span text:style-name="T10"><text:s text:c="9"/></text:span><text:span text:style-name="T10">Hash Cond: (foo.y = baz.y)</text:span></text:p>
            <text:p text:style-name="P10"><text:span text:style-name="T10"><text:s text:c="9"/></text:span><text:span text:style-name="T10">-&gt; <text:s/>Seq Scan on foo <text:s/>(cost=0.00..145.00 rows=10000 width=8) </text:span><text:span text:style-name="T10"><text:tab/></text:span><text:span text:style-name="T10"><text:tab/></text:span><text:span text:style-name="T10"><text:tab/></text:span><text:span text:style-name="T10"><text:tab/></text:span><text:span text:style-name="T10">(actual time=0.021..9.908 rows=10000 loops=1)</text:span></text:p>
            <text:p text:style-name="P10"><text:span text:style-name="T10"><text:s text:c="9"/></text:span><text:span text:style-name="T10">-&gt; <text:s/>Hash <text:s/>(cost=1.90..1.90 rows=90 width=4)</text:span></text:p>
            <text:p text:style-name="P10"><text:span text:style-name="T10"><text:tab/></text:span><text:span text:style-name="T10"><text:tab/></text:span><text:span text:style-name="T10"><text:tab/></text:span><text:span text:style-name="T10"><text:tab/></text:span><text:span text:style-name="T10">(actual time=0.280..0.280 rows=90 loops=1)</text:span></text:p>
            <text:p text:style-name="P10"><text:span text:style-name="T10"><text:s text:c="15"/></text:span><text:span text:style-name="T10">Buckets: 1024 <text:s/>Batches: 1 <text:s/>Memory Usage: 4kB</text:span></text:p>
            <text:p text:style-name="P10"><text:span text:style-name="T10"><text:s text:c="15"/></text:span><text:span text:style-name="T10">-&gt; <text:s/>Seq Scan on baz <text:s/>(cost=0.00..1.90 rows=90 width=4)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(actual time=0.010..0.138 rows=90 loops=1)</text:span></text:p>
            <text:p text:style-name="P10"><text:span text:style-name="T10"><text:s text:c="3"/></text:span><text:span text:style-name="T10">-&gt; <text:s/>Hash <text:s/>(cost=4.00..4.00 rows=100 width=106)</text:span></text:p>
            <text:p text:style-name="P10"><text:span text:style-name="T10"><text:tab/></text:span><text:span text:style-name="T10"><text:tab/></text:span><text:span text:style-name="T10"><text:tab/></text:span><text:span text:style-name="T10">(actual time=0.354..0.354 rows=100 loops=1)</text:span></text:p>
            <text:p text:style-name="P10"><text:span text:style-name="T10"><text:s text:c="9"/></text:span><text:span text:style-name="T10">Buckets: 1024 <text:s/>Batches: 1 <text:s/>Memory Usage: 14kB</text:span></text:p>
            <text:p text:style-name="P10"><text:span text:style-name="T10"><text:s text:c="9"/></text:span><text:span text:style-name="T10">-&gt; <text:s/>Seq Scan on bar <text:s/>(cost=0.00..4.00 rows=100 width=106) </text:span><text:span text:style-name="T10"><text:tab/></text:span><text:span text:style-name="T10"><text:tab/></text:span><text:span text:style-name="T10"><text:tab/></text:span><text:span text:style-name="T10"><text:tab/></text:span><text:span text:style-name="T10">(actual time=0.007..0.167 rows=100 loops=1)</text:span></text:p>
            <text:p text:style-name="P10"><text:span text:style-name="T10"><text:s/></text:span><text:span text:style-name="T10">Total runtime: 59.376 ms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1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prs-fedora" presentation:presentation-page-layout-name="AL2T1">
        <office:forms form:automatic-focus="false" form:apply-design-mode="false"/>
        <draw:frame presentation:style-name="pr12" draw:layer="layout" svg:width="23.902cm" svg:height="3.508cm" svg:x="2.056cm" svg:y="1.743cm" presentation:class="title">
          <draw:text-box>
            <text:p>Not The Same Thing!</text:p>
          </draw:text-box>
        </draw:frame>
        <draw:frame presentation:style-name="pr8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SELECT * FROM<text:line-break/><text:tab/>(foo JOIN bar ON foo.x = bar.x)<text:line-break/><text:tab/>LEFT JOIN baz ON foo.y = baz.y</text:p>
              </text:list-item>
              <text:list-item>
                <text:p>SELECT * FROM<text:line-break/><text:tab/>(foo LEFT JOIN baz ON foo.y = baz.y)<text:line-break/><text:tab/>JOIN bar ON foo.x = bar.x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13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prs-fedora" presentation:presentation-page-layout-name="AL2T1">
        <office:forms form:automatic-focus="false" form:apply-design-mode="false"/>
        <draw:frame presentation:style-name="pr12" draw:layer="layout" svg:width="23.902cm" svg:height="3.508cm" svg:x="2.056cm" svg:y="1.743cm" presentation:class="title">
          <draw:text-box>
            <text:p>Review of Join Planning</text:p>
          </draw:text-box>
        </draw:frame>
        <draw:frame presentation:style-name="pr8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Join Order</text:p>
              </text:list-item>
              <text:list-item>
                <text:p>Join Strategy</text:p>
                <text:list>
                  <text:list-item>
                    <text:p>Nested loop</text:p>
                  </text:list-item>
                  <text:list-item>
                    <text:p>Nested loop with inner index-scan</text:p>
                  </text:list-item>
                  <text:list-item>
                    <text:p>Merge join</text:p>
                  </text:list-item>
                  <text:list-item>
                    <text:p>Hash join</text:p>
                  </text:list-item>
                  <text:list-item>
                    <text:p>Join removal</text:p>
                  </text:list-item>
                </text:list>
              </text:list-item>
              <text:list-item>
                <text:p>Inner vs. outer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1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prs-fedora" presentation:presentation-page-layout-name="AL2T1">
        <office:forms form:automatic-focus="false" form:apply-design-mode="false"/>
        <draw:frame presentation:style-name="pr12" draw:layer="layout" svg:width="23.902cm" svg:height="3.508cm" svg:x="2.056cm" svg:y="1.743cm" presentation:class="title">
          <draw:text-box>
            <text:p>Aggregates and DISTINCT</text:p>
          </draw:text-box>
        </draw:frame>
        <draw:frame presentation:style-name="pr8" draw:layer="layout" svg:width="23.902cm" svg:height="13.569cm" svg:x="2.056cm" svg:y="5.839cm" presentation:class="outline" presentation:user-transformed="true">
          <draw:text-box>
            <text:list text:style-name="L2">
              <text:list-item>
                <text:p>Plain aggregate.</text:p>
                <text:list>
                  <text:list-item>
                    <text:p>e.g. SELECT count(*) FROM foo;</text:p>
                  </text:list-item>
                </text:list>
              </text:list-item>
              <text:list-item>
                <text:p>Sorted aggregate.</text:p>
                <text:list>
                  <text:list-item>
                    <text:p>Sort the data (or use pre-sorted data); when you see a new value, aggregate the prior group.</text:p>
                  </text:list-item>
                </text:list>
              </text:list-item>
              <text:list-item>
                <text:p>Hashed aggregate.</text:p>
                <text:list>
                  <text:list-item>
                    <text:p>Insert each input row into a hash table based on the grouping columns; at the end, aggregate all the group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13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prs-fedora" presentation:presentation-page-layout-name="AL2T1">
        <office:forms form:automatic-focus="false" form:apply-design-mode="false"/>
        <draw:frame presentation:style-name="pr12" draw:layer="layout" svg:width="23.902cm" svg:height="3.508cm" svg:x="2.056cm" svg:y="1.743cm" presentation:class="title" presentation:user-transformed="true">
          <draw:text-box>
            <text:p>Statistics</text:p>
          </draw:text-box>
        </draw:frame>
        <draw:frame presentation:style-name="pr8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All of the decisions discussed earlier in this talk are made using statistics.</text:p>
                <text:list>
                  <text:list-item>
                    <text:p>Seq scan vs. index scan vs. bitmap index scan</text:p>
                  </text:list-item>
                  <text:list-item>
                    <text:p>Nested loop vs. merge join vs. hash join</text:p>
                  </text:list-item>
                </text:list>
              </text:list-item>
              <text:list-item>
                <text:p>ANALYZE (manual or via autovacuum) gathers this information.</text:p>
              </text:list-item>
              <text:list-item>
                <text:p>You must have good statistics or you will get bad plans!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1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prs-fedora" presentation:presentation-page-layout-name="AL2T1">
        <office:forms form:automatic-focus="false" form:apply-design-mode="false"/>
        <draw:frame presentation:style-name="pr12" draw:layer="layout" svg:width="23.902cm" svg:height="3.508cm" svg:x="2.056cm" svg:y="1.743cm" presentation:class="title" presentation:user-transformed="true">
          <draw:text-box>
            <text:p>Confusing The Planner</text:p>
          </draw:text-box>
        </draw:frame>
        <draw:frame presentation:style-name="pr8" draw:layer="layout" svg:width="23.902cm" svg:height="13.234cm" svg:x="2.056cm" svg:y="5.839cm" presentation:class="outline" presentation:user-transformed="true">
          <draw:text-box>
            <text:list text:style-name="L2">
              <text:list-header>
                <text:p>SELECT * FROM foo WHERE a = 1 AND b = 1</text:p>
              </text:list-header>
              <text:list-item>
                <text:p>If 20% of the rows have a = 1 and 10% of the rows have b = 1, the planner will assume that 20% * 10% = 2% of the rows meet both criteria.</text:p>
                <text:p/>
                <text:p>SELECT * FROM foo WHERE (a + 0) = a</text:p>
              </text:list-item>
              <text:list-item>
                <text:p>Planner doesn't have a clue, so will assume 0.5% of rows will match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1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prs-fedora" presentation:presentation-page-layout-name="AL2T1">
        <office:forms form:automatic-focus="false" form:apply-design-mode="false"/>
        <draw:frame presentation:style-name="pr12" draw:layer="layout" svg:width="23.902cm" svg:height="3.508cm" svg:x="2.056cm" svg:y="1.743cm" presentation:class="title" presentation:user-transformed="true">
          <draw:text-box>
            <text:p>What Could Go Wrong?</text:p>
          </draw:text-box>
        </draw:frame>
        <draw:frame presentation:style-name="pr8" draw:layer="layout" svg:width="23.902cm" svg:height="14.681cm" svg:x="2.056cm" svg:y="5.839cm" presentation:class="outline" presentation:user-transformed="true">
          <draw:text-box>
            <text:list text:style-name="L2">
              <text:list-item>
                <text:p>If the planner <text:span text:style-name="T11">underestimates</text:span> the row count, it may choose an index scan instead of a sequential scan, or a nested loop instead of a hash or merge join.</text:p>
              </text:list-item>
              <text:list-item>
                <text:p>If the planner <text:span text:style-name="T11">overestimates</text:span><text:span text:style-name="T12"> the row count, it may choose a sequential scan instead of an index scan, or a merge or hash join instead of a nested loop.</text:span></text:p>
              </text:list-item>
              <text:list-item>
                <text:p><text:span text:style-name="T12">Small values for LIMIT tilt the planner toward fast-start plans and magnify the effect of bad estimates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13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prs-fedora" presentation:presentation-page-layout-name="AL2T1">
        <office:forms form:automatic-focus="false" form:apply-design-mode="false"/>
        <draw:frame presentation:style-name="pr12" draw:layer="layout" svg:width="23.902cm" svg:height="3.508cm" svg:x="2.056cm" svg:y="1.743cm" presentation:class="title">
          <draw:text-box>
            <text:p>Query Planner Parameters</text:p>
          </draw:text-box>
        </draw:frame>
        <draw:frame presentation:style-name="pr8" draw:text-style-name="P13" draw:layer="layout" svg:width="23.902cm" svg:height="15.135cm" svg:x="2.056cm" svg:y="5.139cm" presentation:class="outline" presentation:user-transformed="true">
          <draw:text-box>
            <text:list text:style-name="L2">
              <text:list-item>
                <text:p><text:span text:style-name="T13">seq_page_cost (1.0), random_page_cost (4.0) – Reduce these costs to account for caching effects. If database is fully cached, try 0.005.</text:span></text:p>
              </text:list-item>
              <text:list-item>
                <text:p><text:span text:style-name="T13">default_statistics_target (10 or 100) – Level of detail for statistics gathering. <text:s/>Can also be overridden on a per-column basis.</text:span></text:p>
              </text:list-item>
              <text:list-item>
                <text:p><text:span text:style-name="T13">enable_hashjoin, enable_sort, etc. - Just for testing.</text:span></text:p>
              </text:list-item>
              <text:list-item>
                <text:p><text:span text:style-name="T13">work_mem – Amount of memory per sort or hash.</text:span></text:p>
              </text:list-item>
              <text:list-item>
                <text:p><text:span text:style-name="T13">from_collapse_limit, join_collapse_limit, geqo_threshold – Sometimes need to be raised, but be careful!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1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prs-fedora" presentation:presentation-page-layout-name="AL2T1">
        <office:forms form:automatic-focus="false" form:apply-design-mode="false"/>
        <draw:frame presentation:style-name="pr12" draw:layer="layout" svg:width="23.902cm" svg:height="3.508cm" svg:x="2.056cm" svg:y="1.743cm" presentation:class="title" presentation:user-transformed="true">
          <draw:text-box>
            <text:p>Things That Are Slow</text:p>
          </draw:text-box>
        </draw:frame>
        <draw:frame presentation:style-name="pr8" draw:text-style-name="P13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<text:span text:style-name="T13">DISTINCT.</text:span></text:p>
              </text:list-item>
              <text:list-item>
                <text:p><text:span text:style-name="T13">PL/pgsql loops.</text:span><text:span text:style-name="T13"><text:line-break/></text:span><text:span text:style-name="T13"><text:tab/></text:span><text:span text:style-name="T14">FOR x IN SELECT ... LOOP SELECT ... END LOOP</text:span></text:p>
              </text:list-item>
              <text:list-item>
                <text:p><text:span text:style-name="T13">Repeated calls to SQL or PL/pgsql functions.</text:span><text:span text:style-name="T13"><text:line-break/></text:span><text:span text:style-name="T13"><text:tab/></text:span><text:span text:style-name="T14">SELECT id, some_function(id) FROM table;</text:span><text:span text:style-name="T13"><text:line-break/></text:span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13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prs-fedora" presentation:presentation-page-layout-name="AL2T1">
        <office:forms form:automatic-focus="false" form:apply-design-mode="false"/>
        <draw:frame presentation:style-name="pr12" draw:layer="layout" svg:width="23.902cm" svg:height="3.508cm" svg:x="2.056cm" svg:y="1.743cm" presentation:class="title">
          <draw:text-box>
            <text:p>Upcoming Features</text:p>
          </draw:text-box>
        </draw:frame>
        <draw:frame presentation:style-name="pr8" draw:layer="layout" svg:width="23.902cm" svg:height="13.234cm" svg:x="2.056cm" svg:y="5.839cm" presentation:class="outline">
          <draw:text-box>
            <text:list text:style-name="L2">
              <text:list-item>
                <text:p>Join removal (right now just for LEFT joins).</text:p>
              </text:list-item>
              <text:list-item>
                <text:p>Machine-readable EXPLAIN output.</text:p>
              </text:list-item>
              <text:list-item>
                <text:p>Hash statistics.</text:p>
              </text:list-item>
              <text:list-item>
                <text:p>Better model for Materialize costs.</text:p>
              </text:list-item>
              <text:list-item>
                <text:p>Improved use of indices to handle MIN(x), MAX(x), and x IS NOT NULL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1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prs-fedora" presentation:presentation-page-layout-name="AL1T0">
        <office:forms form:automatic-focus="false" form:apply-design-mode="false"/>
        <draw:frame presentation:style-name="pr7" draw:layer="layout" svg:width="23.902cm" svg:height="3.508cm" svg:x="2.056cm" svg:y="1.743cm" presentation:class="title">
          <draw:text-box>
            <text:p>Questions?</text:p>
          </draw:text-box>
        </draw:frame>
        <draw:frame presentation:style-name="pr14" draw:text-style-name="P1" draw:layer="layout" svg:width="23.902cm" svg:height="13.234cm" svg:x="2.056cm" svg:y="5.839cm" presentation:class="subtitle">
          <draw:text-box>
            <text:list text:style-name="L1">
              <text:list-header>
                <text:p text:style-name="P1">Any questions?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13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85cm" svg:height="7.944cm" svg:x="2.382cm" svg:y="2.049cm" draw:page-number="1"/>
      <draw:page-thumbnail draw:layer="backgroundobjects" svg:width="10.585cm" svg:height="7.944cm" svg:x="2.382cm" svg:y="10.994cm"/>
      <draw:page-thumbnail draw:layer="backgroundobjects" svg:width="10.585cm" svg:height="7.944cm" svg:x="16.732cm" svg:y="2.049cm"/>
      <draw:page-thumbnail draw:layer="backgroundobjects" svg:width="10.585cm" svg:height="7.944cm" svg:x="16.732cm" svg:y="10.994cm"/>
    </style:handout-master>
    <style:master-page style:name="prs-fedora" style:page-layout-name="PM1" draw:style-name="Mdp1"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3.23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0.001cm" svg:y="20.789cm">
        <text:p/>
      </draw:rect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2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79cm" svg:height="11.136cm" svg:x="3.703cm" svg:y="2.256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3" draw:layer="backgroundobjects" svg:width="9.108cm" svg:height="1.484cm" svg:x="0.001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9.108cm" svg:height="1.484cm" svg:x="11.87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1cm" svg:height="3.507cm" svg:x="1.399cm" svg:y="0.837cm" presentation:class="title" presentation:placeholder="true">
        <draw:text-box/>
      </draw:frame>
      <draw:frame presentation:style-name="lyt-bluegrey-outline1" draw:layer="backgroundobjects" svg:width="25.191cm" svg:height="13.863cm" svg:x="1.399cm" svg:y="4.915cm" presentation:class="outline" presentation:placeholder="true">
        <draw:text-box/>
      </draw:frame>
      <draw:frame presentation:style-name="Mpr5" draw:text-style-name="MP6" draw:layer="backgroundobjects" svg:width="6.521cm" svg:height="1.448cm" svg:x="1.399cm" svg:y="19.136cm" presentation:class="date-time">
        <draw:text-box>
          <text:p text:style-name="MP6"><text:span text:style-name="MT1"><presentation:date-time/></text:span></text:p>
        </draw:text-box>
      </draw:frame>
      <draw:frame presentation:style-name="Mpr5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8" draw:layer="backgroundobjects" svg:width="6.521cm" svg:height="1.448cm" svg:x="20.069cm" svg:y="19.136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cm" svg:height="11.136cm" svg:x="3.073cm" svg:y="2.257cm" presentation:class="page"/>
        <draw:frame presentation:style-name="lyt-bluegrey-notes" draw:layer="backgroundobjects" svg:width="16.79cm" svg:height="13.364cm" svg:x="2.098cm" svg:y="14.107cm" presentation:class="notes" presentation:placeholder="true">
          <draw:text-box/>
        </draw:frame>
        <draw:frame presentation:style-name="Mpr6" draw:text-style-name="MP6" draw:layer="backgroundobjects" svg:width="9.108cm" svg:height="1.484cm" svg:x="0.001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6" draw:text-style-name="MP8" draw:layer="backgroundobjects" svg:width="9.108cm" svg:height="1.484cm" svg:x="11.879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7" draw:text-style-name="MP6" draw:layer="backgroundobjects" svg:width="9.108cm" svg:height="1.484cm" svg:x="0.001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7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Default</dc:title>
    <meta:creation-date>2010-03-21T18:59:59</meta:creation-date>
    <dc:language>en-US</dc:language>
    <meta:editing-cycles>159</meta:editing-cycles>
    <meta:editing-duration>PT12H22M37S</meta:editing-duration>
    <meta:initial-creator>Robert Haas</meta:initial-creator>
    <dc:date>2010-03-30T18:14:38</dc:date>
    <dc:creator>Robert Haas</dc:creator>
    <meta:document-statistic meta:object-count="159"/>
    <meta:user-defined meta:name="Info 1"/>
    <meta:user-defined meta:name="Info 2"/>
    <meta:user-defined meta:name="Info 3"/>
    <meta:user-defined meta:name="Info 4"/>
    <meta:template xlink:type="simple" xlink:actuate="onRequest" xlink:title="Default" xlink:href="/usr/lib64/openoffice.org/basis3.1/share/template/en-US/presnt/prs-default.otp"/>
  </office:meta>
</office:document-meta>
</file>